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4cm" svg:stroke-color="#000000" draw:marker-start-width="0.27cm" draw:marker-end="" draw:marker-end-width="0.37cm" draw:fill="none" draw:textarea-vertical-align="middle" fo:padding-top="0.145cm" fo:padding-bottom="0.145cm" fo:padding-left="0.27cm" fo:padding-right="0.27cm"/>
    </style:style>
    <style:style style:name="gr2" style:family="graphic" style:parent-style-name="objectwithoutfill">
      <style:graphic-properties svg:stroke-width="0.06cm" svg:stroke-color="#000000" draw:marker-start-width="0.3cm" draw:marker-end="" draw:marker-end-width="0.4cm" draw:fill="none" draw:textarea-vertical-align="middle" fo:padding-top="0.155cm" fo:padding-bottom="0.155cm" fo:padding-left="0.28cm" fo:padding-right="0.28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8cm" svg:stroke-color="#000000" draw:marker-start-width="0.32cm" draw:marker-end="Concave_20_short" draw:marker-end-width="0.32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95cm"/>
      <style:paragraph-properties style:writing-mode="lr-tb"/>
    </style:style>
    <style:style style:name="gr8" style:family="graphic" style:parent-style-name="standard">
      <style:graphic-properties draw:stroke="solid" svg:stroke-width="0.04cm" svg:stroke-color="#000000" draw:marker-start-width="0.06cm" draw:marker-end-width="0.06cm" draw:fill="solid" draw:fill-color="#eeeeee" draw:textarea-horizontal-align="justify" draw:textarea-vertical-align="middle" draw:auto-grow-height="false" fo:min-height="0.575cm" fo:min-width="0.395cm" fo:padding-top="0.145cm" fo:padding-bottom="0.145cm" fo:padding-left="0.27cm" fo:padding-right="0.27cm"/>
    </style:style>
    <style:style style:name="gr9" style:family="graphic" style:parent-style-name="objectwithoutfill">
      <style:graphic-properties draw:stroke="solid" svg:stroke-width="0.04cm" svg:stroke-color="#000000" draw:marker-start-width="0.06cm" draw:marker-end-width="0.06cm" draw:fill="none" draw:textarea-vertical-align="middle" fo:padding-top="0.145cm" fo:padding-bottom="0.145cm" fo:padding-left="0.27cm" fo:padding-right="0.27cm"/>
    </style:style>
    <style:style style:name="gr10" style:family="graphic" style:parent-style-name="objectwithoutfill">
      <style:graphic-properties draw:stroke="solid" svg:stroke-width="0.1cm" svg:stroke-color="#000000" draw:marker-start-width="0.15cm" draw:marker-end-width="0.1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Fine_20_Dashed" svg:stroke-width="0.04cm" svg:stroke-color="#000000" draw:marker-start-width="0.06cm" draw:marker-end-width="0.06cm" draw:fill="none" draw:textarea-vertical-align="middle" fo:padding-top="0.145cm" fo:padding-bottom="0.145cm" fo:padding-left="0.27cm" fo:padding-right="0.27cm"/>
    </style:style>
    <style:style style:name="gr12" style:family="graphic" style:parent-style-name="objectwithoutfill">
      <style:graphic-properties draw:stroke="solid" svg:stroke-width="0.08cm" svg:stroke-color="#000000" draw:marker-start-width="0.12cm" draw:marker-end-width="0.12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solid" svg:stroke-width="0.04cm" svg:stroke-color="#000000" draw:marker-start-width="0.06cm" draw:marker-end-width="0.06cm" draw:fill="solid" draw:fill-color="#00cc00" draw:textarea-horizontal-align="justify" draw:textarea-vertical-align="middle" draw:auto-grow-height="false" fo:min-height="1.75cm" fo:min-width="0.395cm" fo:padding-top="0.145cm" fo:padding-bottom="0.145cm" fo:padding-left="0.27cm" fo:padding-right="0.2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0.21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0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43cm"/>
      <style:paragraph-properties style:writing-mode="lr-tb"/>
    </style:style>
    <style:style style:name="gr17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0.265cm" fo:min-width="0.629cm" fo:padding-top="0.14cm" fo:padding-bottom="0.14cm" fo:padding-left="0.265cm" fo:padding-right="0.265cm"/>
    </style:style>
    <style:style style:name="gr18" style:family="graphic" style:parent-style-name="standard">
      <style:graphic-properties draw:stroke="none" svg:stroke-color="#000000" draw:fill="none" draw:fill-color="#ffffff" fo:min-height="0.48cm"/>
      <style:paragraph-properties style:writing-mode="lr-tb"/>
    </style:style>
    <style:style style:name="gr19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0.265cm" fo:min-width="1.21cm" fo:padding-top="0.14cm" fo:padding-bottom="0.14cm" fo:padding-left="0.265cm" fo:padding-right="0.265cm"/>
    </style:style>
    <style:style style:name="gr20" style:family="graphic" style:parent-style-name="standard">
      <style:graphic-properties draw:stroke="none" svg:stroke-color="#000000" draw:fill="none" draw:fill-color="#ffffff" fo:min-height="0.366cm"/>
      <style:paragraph-properties style:writing-mode="lr-tb"/>
    </style:style>
    <style:style style:name="gr21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0.276cm" fo:min-width="1.074cm" fo:padding-top="0.14cm" fo:padding-bottom="0.14cm" fo:padding-left="0.265cm" fo:padding-right="0.265cm"/>
    </style:style>
    <style:style style:name="gr22" style:family="graphic" style:parent-style-name="standard">
      <style:graphic-properties svg:stroke-width="0.03cm" svg:stroke-color="#000000" draw:marker-start-width="0.25cm" draw:marker-end-width="0.25cm" draw:fill="solid" draw:fill-color="#99ccff" draw:textarea-horizontal-align="justify" draw:textarea-vertical-align="middle" draw:auto-grow-height="false" fo:min-height="0.795cm" fo:min-width="1.075cm" fo:padding-top="0.14cm" fo:padding-bottom="0.14cm" fo:padding-left="0.265cm" fo:padding-right="0.26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eeeeee"/>
      <style:paragraph-properties fo:text-align="center"/>
    </style:style>
    <style:style style:name="P6" style:family="paragraph">
      <loext:graphic-properties draw:fill="none" draw:fill-color="#ffffff"/>
      <style:paragraph-properties fo:text-align="end" style:writing-mode="lr-tb"/>
      <style:text-properties fo:color="#ff0000" loext:opacity="100%" fo:font-size="12pt" style:font-size-asian="12pt" style:font-size-complex="12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9" style:family="paragraph">
      <loext:graphic-properties draw:fill="solid" draw:fill-color="#00cc00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1" style:family="paragraph">
      <style:paragraph-properties fo:text-align="end"/>
      <style:text-properties style:text-underline-style="solid" style:text-underline-width="auto" style:text-underline-color="font-color"/>
    </style:style>
    <style:style style:name="P12" style:family="paragraph">
      <loext:graphic-properties draw:fill="none" draw:fill-color="#ffffff"/>
      <style:paragraph-properties fo:text-align="end" style:writing-mode="lr-tb"/>
      <style:text-properties fo:color="#000000" loext:opacity="100%" fo:font-size="12pt" style:text-underline-style="solid" style:text-underline-width="auto" style:text-underline-color="font-color" style:font-size-asian="12pt" style:font-size-complex="12pt"/>
    </style:style>
    <style:style style:name="P13" style:family="paragraph">
      <loext:graphic-properties draw:fill="none" draw:fill-color="#ffffff"/>
      <style:paragraph-properties fo:text-align="end" style:writing-mode="lr-tb"/>
      <style:text-properties fo:color="#000000" loext:opacity="100%"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start" style:writing-mode="lr-tb"/>
      <style:text-properties fo:color="#000000" loext:opacity="100%" fo:font-size="12pt" style:font-size-asian="12pt" style:font-size-complex="12pt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99cc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990000" loext:opacity="100%" fo:font-size="12pt" style:font-size-asian="12pt" style:font-size-complex="12pt"/>
    </style:style>
    <style:style style:name="T3" style:family="text">
      <style:text-properties fo:color="#ff0000" loext:opacity="100%"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" style:family="text">
      <style:text-properties fo:color="#000000" loext:opacity="100%"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color="#000000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6.968cm" svg:y1="4.652cm" svg:x2="7.207cm" svg:y2="4.775cm">
              <text:p/>
            </draw:line>
            <draw:line draw:style-name="gr1" draw:text-style-name="P1" draw:layer="layout" svg:x1="7.207cm" svg:y1="4.76cm" svg:x2="6.968cm" svg:y2="4.883cm">
              <text:p/>
            </draw:line>
            <draw:line draw:style-name="gr1" draw:text-style-name="P1" draw:layer="layout" svg:x1="6.968cm" svg:y1="4.874cm" svg:x2="7.207cm" svg:y2="4.997cm">
              <text:p/>
            </draw:line>
            <draw:line draw:style-name="gr1" draw:text-style-name="P1" draw:layer="layout" svg:x1="7.207cm" svg:y1="4.988cm" svg:x2="6.968cm" svg:y2="5.111cm">
              <text:p/>
            </draw:line>
            <draw:line draw:style-name="gr1" draw:text-style-name="P1" draw:layer="layout" svg:x1="6.968cm" svg:y1="5.096cm" svg:x2="7.207cm" svg:y2="5.219cm">
              <text:p/>
            </draw:line>
            <draw:line draw:style-name="gr1" draw:text-style-name="P1" draw:layer="layout" svg:x1="7.207cm" svg:y1="5.205cm" svg:x2="7.058cm" svg:y2="5.28cm">
              <text:p/>
            </draw:line>
            <draw:line draw:style-name="gr1" draw:text-style-name="P1" draw:layer="layout" svg:x1="7.117cm" svg:y1="4.59cm" svg:x2="6.968cm" svg:y2="4.665cm">
              <text:p/>
            </draw:line>
          </draw:g>
          <draw:line draw:style-name="gr2" draw:text-style-name="P1" draw:layer="layout" svg:x1="7.101cm" svg:y1="4.598cm" svg:x2="7.101cm" svg:y2="4.2cm">
            <text:p/>
          </draw:line>
          <draw:line draw:style-name="gr2" draw:text-style-name="P1" draw:layer="layout" svg:x1="7.085cm" svg:y1="6.785cm" svg:x2="7.085cm" svg:y2="5.255cm">
            <text:p/>
          </draw:line>
          <draw:custom-shape draw:style-name="gr3" draw:text-style-name="P2" draw:layer="layout" svg:width="0.217cm" svg:height="0.218cm" svg:x="6.996cm" svg:y="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7.089cm" svg:y1="5.965cm" svg:x2="8.004cm" svg:y2="5.965cm">
            <text:p/>
          </draw:line>
          <draw:frame draw:style-name="gr5" draw:text-style-name="P4" draw:layer="layout" svg:width="1.925cm" svg:height="1.673cm" svg:x="7.6cm" svg:y="5.657cm">
            <draw:text-box>
              <text:p text:style-name="P3"><text:span text:style-name="T1"><text:s text:c="2"/></text:span><text:span text:style-name="T1">ADC on ESP32</text:span></text:p>
            </draw:text-box>
          </draw:frame>
          <draw:frame draw:style-name="gr6" draw:text-style-name="P4" draw:layer="layout" svg:width="1.465cm" svg:height="1.199cm" svg:x="3.205cm" svg:y="5.52cm">
            <draw:text-box>
              <text:p text:style-name="P3"><text:span text:style-name="T1"><text:s text:c="2"/></text:span><text:span text:style-name="T2">25 V</text:span></text:p>
            </draw:text-box>
          </draw:frame>
          <draw:frame draw:style-name="gr7" draw:text-style-name="P4" draw:layer="layout" svg:width="1.135cm" svg:height="0.745cm" svg:x="5.905cm" svg:y="6.76cm">
            <draw:text-box>
              <text:p text:style-name="P3"><text:span text:style-name="T2">R2</text:span></text:p>
            </draw:text-box>
          </draw:frame>
          <draw:line draw:style-name="gr2" draw:text-style-name="P1" draw:layer="layout" svg:x1="7.078cm" svg:y1="8.478cm" svg:x2="7.078cm" svg:y2="7.443cm">
            <text:p/>
          </draw:line>
          <draw:line draw:style-name="gr2" draw:text-style-name="P1" draw:layer="layout" svg:x1="7.102cm" svg:y1="4.34cm" svg:x2="7.102cm" svg:y2="3.135cm">
            <text:p/>
          </draw:line>
          <draw:line draw:style-name="gr2" draw:text-style-name="P1" draw:layer="layout" svg:x1="4.93cm" svg:y1="8.46cm" svg:x2="7.111cm" svg:y2="8.46cm">
            <text:p/>
          </draw:line>
          <draw:line draw:style-name="gr2" draw:text-style-name="P1" draw:layer="layout" svg:x1="4.95cm" svg:y1="2.875cm" svg:x2="5.575cm" svg:y2="2.875cm">
            <text:p/>
          </draw:line>
          <draw:g>
            <draw:line draw:style-name="gr1" draw:text-style-name="P1" draw:layer="layout" svg:x1="6.968cm" svg:y1="6.827cm" svg:x2="7.207cm" svg:y2="6.95cm">
              <text:p/>
            </draw:line>
            <draw:line draw:style-name="gr1" draw:text-style-name="P1" draw:layer="layout" svg:x1="7.207cm" svg:y1="6.935cm" svg:x2="6.968cm" svg:y2="7.058cm">
              <text:p/>
            </draw:line>
            <draw:line draw:style-name="gr1" draw:text-style-name="P1" draw:layer="layout" svg:x1="6.968cm" svg:y1="7.049cm" svg:x2="7.207cm" svg:y2="7.172cm">
              <text:p/>
            </draw:line>
            <draw:line draw:style-name="gr1" draw:text-style-name="P1" draw:layer="layout" svg:x1="7.207cm" svg:y1="7.163cm" svg:x2="6.968cm" svg:y2="7.286cm">
              <text:p/>
            </draw:line>
            <draw:line draw:style-name="gr1" draw:text-style-name="P1" draw:layer="layout" svg:x1="6.968cm" svg:y1="7.271cm" svg:x2="7.207cm" svg:y2="7.394cm">
              <text:p/>
            </draw:line>
            <draw:line draw:style-name="gr1" draw:text-style-name="P1" draw:layer="layout" svg:x1="7.207cm" svg:y1="7.38cm" svg:x2="7.058cm" svg:y2="7.455cm">
              <text:p/>
            </draw:line>
            <draw:line draw:style-name="gr1" draw:text-style-name="P1" draw:layer="layout" svg:x1="7.117cm" svg:y1="6.765cm" svg:x2="6.968cm" svg:y2="6.84cm">
              <text:p/>
            </draw:line>
          </draw:g>
          <draw:line draw:style-name="gr2" draw:text-style-name="P1" draw:layer="layout" svg:x1="4.971cm" svg:y1="8.478cm" svg:x2="4.971cm" svg:y2="6.265cm">
            <text:p/>
          </draw:line>
          <draw:line draw:style-name="gr2" draw:text-style-name="P1" draw:layer="layout" svg:x1="4.734cm" svg:y1="6.04cm" svg:x2="5.219cm" svg:y2="6.04cm">
            <text:p/>
          </draw:line>
          <draw:line draw:style-name="gr2" draw:text-style-name="P1" draw:layer="layout" svg:x1="4.734cm" svg:y1="5.69cm" svg:x2="5.219cm" svg:y2="5.69cm">
            <text:p/>
          </draw:line>
          <draw:line draw:style-name="gr2" draw:text-style-name="P1" draw:layer="layout" svg:x1="4.825cm" svg:y1="5.87cm" svg:x2="5.115cm" svg:y2="5.87cm">
            <text:p/>
          </draw:line>
          <draw:line draw:style-name="gr2" draw:text-style-name="P1" draw:layer="layout" svg:x1="4.825cm" svg:y1="6.23cm" svg:x2="5.115cm" svg:y2="6.23cm">
            <text:p/>
          </draw:line>
          <draw:line draw:style-name="gr2" draw:text-style-name="P1" draw:layer="layout" svg:x1="4.979cm" svg:y1="5.673cm" svg:x2="4.979cm" svg:y2="2.88cm">
            <text:p/>
          </draw:line>
          <draw:line draw:style-name="gr2" draw:text-style-name="P1" draw:layer="layout" svg:x1="6.55cm" svg:y1="3.145cm" svg:x2="7.13cm" svg:y2="3.145cm">
            <text:p/>
          </draw:line>
          <draw:g>
            <draw:custom-shape draw:style-name="gr8" draw:text-style-name="P5" draw:layer="layout" svg:width="0.935cm" svg:height="0.865cm" draw:transform="rotate (-1.5707963267949) translate (6.495cm 2.42cm)">
              <text:p/>
              <draw:enhanced-geometry svg:viewBox="0 0 21600 21600" draw:type="rectangle" draw:enhanced-path="M 0 0 L 21600 0 21600 21600 0 21600 0 0 Z N"/>
            </draw:custom-shape>
            <draw:line draw:style-name="gr9" draw:text-style-name="P1" draw:layer="layout" svg:x1="5.51cm" svg:y1="2.87cm" svg:x2="5.78cm" svg:y2="2.87cm">
              <text:p/>
            </draw:line>
            <draw:line draw:style-name="gr10" draw:text-style-name="P1" draw:layer="layout" svg:x1="6.34cm" svg:y1="2.665cm" svg:x2="6.61cm" svg:y2="2.665cm">
              <text:p/>
            </draw:line>
            <draw:line draw:style-name="gr9" draw:text-style-name="P1" draw:layer="layout" svg:x1="6.355cm" svg:y1="3.14cm" svg:x2="6.625cm" svg:y2="3.14cm">
              <text:p/>
            </draw:line>
            <draw:line draw:style-name="gr11" draw:text-style-name="P1" draw:layer="layout" svg:x1="5.77cm" svg:y1="2.865cm" svg:x2="6.375cm" svg:y2="3.135cm">
              <text:p/>
            </draw:line>
            <draw:line draw:style-name="gr12" draw:text-style-name="P1" draw:layer="layout" svg:x1="6.34cm" svg:y1="3.145cm" svg:x2="6.61cm" svg:y2="3.145cm">
              <text:p/>
            </draw:line>
            <draw:line draw:style-name="gr10" draw:text-style-name="P1" draw:layer="layout" svg:x1="6.34cm" svg:y1="3.14cm" svg:x2="6.61cm" svg:y2="3.14cm">
              <text:p/>
            </draw:line>
            <draw:line draw:style-name="gr10" draw:text-style-name="P1" draw:layer="layout" svg:x1="5.5cm" svg:y1="2.87cm" svg:x2="5.77cm" svg:y2="2.87cm">
              <text:p/>
            </draw:line>
          </draw:g>
          <draw:frame draw:style-name="gr7" draw:text-style-name="P4" draw:layer="layout" svg:width="1.135cm" svg:height="0.745cm" svg:x="5.905cm" svg:y="4.495cm">
            <draw:text-box>
              <text:p text:style-name="P3"><text:span text:style-name="T2">R1</text:span></text:p>
            </draw:text-box>
          </draw:frame>
        </draw:g>
        <draw:g>
          <draw:line draw:style-name="gr1" draw:text-style-name="P1" draw:layer="layout" svg:x1="14.848cm" svg:y1="4.652cm" svg:x2="15.087cm" svg:y2="4.775cm">
            <text:p/>
          </draw:line>
          <draw:line draw:style-name="gr1" draw:text-style-name="P1" draw:layer="layout" svg:x1="15.087cm" svg:y1="4.76cm" svg:x2="14.848cm" svg:y2="4.883cm">
            <text:p/>
          </draw:line>
          <draw:line draw:style-name="gr1" draw:text-style-name="P1" draw:layer="layout" svg:x1="14.848cm" svg:y1="4.874cm" svg:x2="15.087cm" svg:y2="4.997cm">
            <text:p/>
          </draw:line>
          <draw:line draw:style-name="gr1" draw:text-style-name="P1" draw:layer="layout" svg:x1="15.087cm" svg:y1="4.988cm" svg:x2="14.848cm" svg:y2="5.111cm">
            <text:p/>
          </draw:line>
          <draw:line draw:style-name="gr1" draw:text-style-name="P1" draw:layer="layout" svg:x1="14.848cm" svg:y1="5.096cm" svg:x2="15.087cm" svg:y2="5.219cm">
            <text:p/>
          </draw:line>
          <draw:line draw:style-name="gr1" draw:text-style-name="P1" draw:layer="layout" svg:x1="15.087cm" svg:y1="5.205cm" svg:x2="14.938cm" svg:y2="5.28cm">
            <text:p/>
          </draw:line>
          <draw:line draw:style-name="gr1" draw:text-style-name="P1" draw:layer="layout" svg:x1="14.997cm" svg:y1="4.59cm" svg:x2="14.848cm" svg:y2="4.665cm">
            <text:p/>
          </draw:line>
        </draw:g>
        <draw:line draw:style-name="gr2" draw:text-style-name="P1" draw:layer="layout" svg:x1="14.981cm" svg:y1="4.598cm" svg:x2="14.981cm" svg:y2="4.2cm">
          <text:p/>
        </draw:line>
        <draw:line draw:style-name="gr2" draw:text-style-name="P1" draw:layer="layout" svg:x1="14.965cm" svg:y1="6.785cm" svg:x2="14.965cm" svg:y2="5.255cm">
          <text:p/>
        </draw:line>
        <draw:custom-shape draw:style-name="gr3" draw:text-style-name="P2" draw:layer="layout" svg:width="0.217cm" svg:height="0.218cm" svg:x="14.876cm" svg:y="5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969cm" svg:y1="5.965cm" svg:x2="15.884cm" svg:y2="5.965cm">
          <text:p/>
        </draw:line>
        <draw:frame draw:style-name="gr5" draw:text-style-name="P4" draw:layer="layout" svg:width="1.925cm" svg:height="1.673cm" svg:x="15.48cm" svg:y="5.657cm">
          <draw:text-box>
            <text:p text:style-name="P3"><text:span text:style-name="T1"><text:s text:c="2"/></text:span><text:span text:style-name="T1">ADC on ESP32</text:span></text:p>
          </draw:text-box>
        </draw:frame>
        <draw:frame draw:style-name="gr6" draw:text-style-name="P4" draw:layer="layout" svg:width="1.465cm" svg:height="1.199cm" svg:x="11.085cm" svg:y="5.52cm">
          <draw:text-box>
            <text:p text:style-name="P3"><text:span text:style-name="T1"><text:s text:c="2"/></text:span><text:span text:style-name="T3">5 V</text:span></text:p>
          </draw:text-box>
        </draw:frame>
        <draw:frame draw:style-name="gr7" draw:text-style-name="P6" draw:layer="layout" svg:width="1.135cm" svg:height="0.745cm" svg:x="13.785cm" svg:y="6.775cm">
          <draw:text-box>
            <text:p text:style-name="P3"><text:span text:style-name="T3">R4</text:span></text:p>
          </draw:text-box>
        </draw:frame>
        <draw:line draw:style-name="gr2" draw:text-style-name="P1" draw:layer="layout" svg:x1="14.958cm" svg:y1="8.478cm" svg:x2="14.958cm" svg:y2="7.443cm">
          <text:p/>
        </draw:line>
        <draw:line draw:style-name="gr2" draw:text-style-name="P1" draw:layer="layout" svg:x1="14.982cm" svg:y1="4.34cm" svg:x2="14.982cm" svg:y2="3.135cm">
          <text:p/>
        </draw:line>
        <draw:line draw:style-name="gr2" draw:text-style-name="P1" draw:layer="layout" svg:x1="12.81cm" svg:y1="8.46cm" svg:x2="14.991cm" svg:y2="8.46cm">
          <text:p/>
        </draw:line>
        <draw:line draw:style-name="gr2" draw:text-style-name="P1" draw:layer="layout" svg:x1="12.83cm" svg:y1="2.875cm" svg:x2="13.455cm" svg:y2="2.875cm">
          <text:p/>
        </draw:line>
        <draw:g>
          <draw:line draw:style-name="gr1" draw:text-style-name="P1" draw:layer="layout" svg:x1="14.848cm" svg:y1="6.827cm" svg:x2="15.087cm" svg:y2="6.95cm">
            <text:p/>
          </draw:line>
          <draw:line draw:style-name="gr1" draw:text-style-name="P1" draw:layer="layout" svg:x1="15.087cm" svg:y1="6.935cm" svg:x2="14.848cm" svg:y2="7.058cm">
            <text:p/>
          </draw:line>
          <draw:line draw:style-name="gr1" draw:text-style-name="P1" draw:layer="layout" svg:x1="14.848cm" svg:y1="7.049cm" svg:x2="15.087cm" svg:y2="7.172cm">
            <text:p/>
          </draw:line>
          <draw:line draw:style-name="gr1" draw:text-style-name="P1" draw:layer="layout" svg:x1="15.087cm" svg:y1="7.163cm" svg:x2="14.848cm" svg:y2="7.286cm">
            <text:p/>
          </draw:line>
          <draw:line draw:style-name="gr1" draw:text-style-name="P1" draw:layer="layout" svg:x1="14.848cm" svg:y1="7.271cm" svg:x2="15.087cm" svg:y2="7.394cm">
            <text:p/>
          </draw:line>
          <draw:line draw:style-name="gr1" draw:text-style-name="P1" draw:layer="layout" svg:x1="15.087cm" svg:y1="7.38cm" svg:x2="14.938cm" svg:y2="7.455cm">
            <text:p/>
          </draw:line>
          <draw:line draw:style-name="gr1" draw:text-style-name="P1" draw:layer="layout" svg:x1="14.997cm" svg:y1="6.765cm" svg:x2="14.848cm" svg:y2="6.84cm">
            <text:p/>
          </draw:line>
        </draw:g>
        <draw:line draw:style-name="gr2" draw:text-style-name="P1" draw:layer="layout" svg:x1="12.851cm" svg:y1="8.478cm" svg:x2="12.851cm" svg:y2="6.265cm">
          <text:p/>
        </draw:line>
        <draw:line draw:style-name="gr2" draw:text-style-name="P1" draw:layer="layout" svg:x1="12.614cm" svg:y1="6.04cm" svg:x2="13.099cm" svg:y2="6.04cm">
          <text:p/>
        </draw:line>
        <draw:line draw:style-name="gr2" draw:text-style-name="P1" draw:layer="layout" svg:x1="12.614cm" svg:y1="5.69cm" svg:x2="13.099cm" svg:y2="5.69cm">
          <text:p/>
        </draw:line>
        <draw:line draw:style-name="gr2" draw:text-style-name="P1" draw:layer="layout" svg:x1="12.705cm" svg:y1="5.87cm" svg:x2="12.995cm" svg:y2="5.87cm">
          <text:p/>
        </draw:line>
        <draw:line draw:style-name="gr2" draw:text-style-name="P1" draw:layer="layout" svg:x1="12.705cm" svg:y1="6.23cm" svg:x2="12.995cm" svg:y2="6.23cm">
          <text:p/>
        </draw:line>
        <draw:line draw:style-name="gr2" draw:text-style-name="P1" draw:layer="layout" svg:x1="12.859cm" svg:y1="5.673cm" svg:x2="12.859cm" svg:y2="2.88cm">
          <text:p/>
        </draw:line>
        <draw:line draw:style-name="gr2" draw:text-style-name="P1" draw:layer="layout" svg:x1="14.43cm" svg:y1="3.145cm" svg:x2="15.01cm" svg:y2="3.145cm">
          <text:p/>
        </draw:line>
        <draw:g>
          <draw:custom-shape draw:style-name="gr8" draw:text-style-name="P5" draw:layer="layout" svg:width="0.935cm" svg:height="0.865cm" draw:transform="rotate (-1.5707963267949) translate (14.375cm 2.42cm)">
            <text:p/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13.39cm" svg:y1="2.87cm" svg:x2="13.66cm" svg:y2="2.87cm">
            <text:p/>
          </draw:line>
          <draw:line draw:style-name="gr10" draw:text-style-name="P1" draw:layer="layout" svg:x1="14.22cm" svg:y1="2.665cm" svg:x2="14.49cm" svg:y2="2.665cm">
            <text:p/>
          </draw:line>
          <draw:line draw:style-name="gr9" draw:text-style-name="P1" draw:layer="layout" svg:x1="14.235cm" svg:y1="3.14cm" svg:x2="14.505cm" svg:y2="3.14cm">
            <text:p/>
          </draw:line>
          <draw:line draw:style-name="gr11" draw:text-style-name="P1" draw:layer="layout" svg:x1="13.65cm" svg:y1="2.865cm" svg:x2="14.255cm" svg:y2="3.135cm">
            <text:p/>
          </draw:line>
          <draw:line draw:style-name="gr12" draw:text-style-name="P1" draw:layer="layout" svg:x1="14.22cm" svg:y1="3.145cm" svg:x2="14.49cm" svg:y2="3.145cm">
            <text:p/>
          </draw:line>
          <draw:line draw:style-name="gr10" draw:text-style-name="P1" draw:layer="layout" svg:x1="14.22cm" svg:y1="3.14cm" svg:x2="14.49cm" svg:y2="3.14cm">
            <text:p/>
          </draw:line>
          <draw:line draw:style-name="gr10" draw:text-style-name="P1" draw:layer="layout" svg:x1="13.38cm" svg:y1="2.87cm" svg:x2="13.65cm" svg:y2="2.87cm">
            <text:p/>
          </draw:line>
        </draw:g>
        <draw:frame draw:style-name="gr7" draw:text-style-name="P6" draw:layer="layout" svg:width="1.135cm" svg:height="0.745cm" svg:x="13.785cm" svg:y="4.495cm">
          <draw:text-box>
            <text:p text:style-name="P3"><text:span text:style-name="T3">R3</text:span></text:p>
          </draw:text-box>
        </draw:frame>
        <draw:line draw:style-name="gr2" draw:text-style-name="P1" draw:layer="layout" svg:x1="21.879cm" svg:y1="4.62cm" svg:x2="21.879cm" svg:y2="4.13cm">
          <text:p/>
        </draw:line>
        <draw:line draw:style-name="gr4" draw:text-style-name="P1" draw:layer="layout" svg:x1="23.048cm" svg:y1="7.46cm" svg:x2="23.768cm" svg:y2="7.46cm">
          <text:p/>
        </draw:line>
        <draw:frame draw:style-name="gr6" draw:text-style-name="P8" draw:layer="layout" svg:width="2.04cm" svg:height="1.199cm" svg:x="23.71cm" svg:y="6.975cm">
          <draw:text-box>
            <text:p text:style-name="P7"><text:span text:style-name="T1">ADC on ESP32</text:span></text:p>
          </draw:text-box>
        </draw:frame>
        <draw:frame draw:style-name="gr6" draw:text-style-name="P4" draw:layer="layout" svg:width="1.465cm" svg:height="1.199cm" svg:x="19.045cm" svg:y="5.52cm">
          <draw:text-box>
            <text:p text:style-name="P3"><text:span text:style-name="T1"><text:s text:c="2"/></text:span><text:span text:style-name="T1">5 V</text:span></text:p>
          </draw:text-box>
        </draw:frame>
        <draw:line draw:style-name="gr2" draw:text-style-name="P1" draw:layer="layout" svg:x1="25.985cm" svg:y1="8.455cm" svg:x2="25.985cm" svg:y2="5.79cm">
          <text:p/>
        </draw:line>
        <draw:line draw:style-name="gr2" draw:text-style-name="P1" draw:layer="layout" svg:x1="23.074cm" svg:y1="4.58cm" svg:x2="23.074cm" svg:y2="3.135cm">
          <text:p/>
        </draw:line>
        <draw:line draw:style-name="gr2" draw:text-style-name="P1" draw:layer="layout" svg:x1="20.665cm" svg:y1="8.46cm" svg:x2="26.015cm" svg:y2="8.46cm">
          <text:p/>
        </draw:line>
        <draw:line draw:style-name="gr2" draw:text-style-name="P1" draw:layer="layout" svg:x1="20.79cm" svg:y1="2.875cm" svg:x2="21.475cm" svg:y2="2.875cm">
          <text:p/>
        </draw:line>
        <draw:line draw:style-name="gr2" draw:text-style-name="P1" draw:layer="layout" svg:x1="20.811cm" svg:y1="8.478cm" svg:x2="20.811cm" svg:y2="6.265cm">
          <text:p/>
        </draw:line>
        <draw:line draw:style-name="gr2" draw:text-style-name="P1" draw:layer="layout" svg:x1="20.574cm" svg:y1="6.04cm" svg:x2="21.059cm" svg:y2="6.04cm">
          <text:p/>
        </draw:line>
        <draw:line draw:style-name="gr2" draw:text-style-name="P1" draw:layer="layout" svg:x1="20.574cm" svg:y1="5.69cm" svg:x2="21.059cm" svg:y2="5.69cm">
          <text:p/>
        </draw:line>
        <draw:line draw:style-name="gr2" draw:text-style-name="P1" draw:layer="layout" svg:x1="20.665cm" svg:y1="5.87cm" svg:x2="20.955cm" svg:y2="5.87cm">
          <text:p/>
        </draw:line>
        <draw:line draw:style-name="gr2" draw:text-style-name="P1" draw:layer="layout" svg:x1="20.665cm" svg:y1="6.23cm" svg:x2="20.955cm" svg:y2="6.23cm">
          <text:p/>
        </draw:line>
        <draw:line draw:style-name="gr2" draw:text-style-name="P1" draw:layer="layout" svg:x1="20.819cm" svg:y1="5.673cm" svg:x2="20.819cm" svg:y2="2.88cm">
          <text:p/>
        </draw:line>
        <draw:line draw:style-name="gr2" draw:text-style-name="P1" draw:layer="layout" svg:x1="22.69cm" svg:y1="3.145cm" svg:x2="23.27cm" svg:y2="3.145cm">
          <text:p/>
        </draw:line>
        <draw:custom-shape draw:style-name="gr13" draw:text-style-name="P9" draw:layer="layout" svg:width="0.935cm" svg:height="2.04cm" draw:transform="rotate (-1.5707963267949) translate (23.51cm 2.605cm)">
          <text:p text:style-name="P15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0" draw:layer="layout" svg:width="7.68cm" svg:height="10.465cm" svg:x="2.635cm" svg:y="9.335cm">
          <draw:text-box>
            <text:p><text:span text:style-name="T4">Want 10 ma current when down to 8 volts</text:span></text:p>
            <text:p><text:span text:style-name="T4">R = V/I <text:s/>= 8/.010 = 800 Ohms</text:span></text:p>
            <text:p><text:span text:style-name="T4"/></text:p>
            <text:p><text:span text:style-name="T4">R1 + R2 = 800 Ohms <text:s text:c="4"/>[1]</text:span></text:p>
            <text:p><text:span text:style-name="T4"/></text:p>
            <text:p><text:span text:style-name="T4">Want to divide top of scale down to .95</text:span></text:p>
            <text:p><text:span text:style-name="T4"/></text:p>
            <text:p><text:span text:style-name="T4">R1/R2 = (25 - .95) / .95 = 25.316</text:span></text:p>
            <text:p><text:span text:style-name="T4"><text:s text:c="5"/></text:span><text:span text:style-name="T4">R1 = R2 * 25.316 <text:s text:c="5"/>[2]</text:span></text:p>
            <text:p><text:span text:style-name="T4"/></text:p>
            <text:p><text:span text:style-name="T4">Substituting [2] into [1]...</text:span></text:p>
            <text:p><text:span text:style-name="T4"/></text:p>
            <text:p><text:span text:style-name="T4">R2 * 25.316 + R2 = 800</text:span></text:p>
            <text:p><text:span text:style-name="T4">R2 * (25.316+1) = 800</text:span></text:p>
            <text:p><text:span text:style-name="T4">R2 = 800/(25.316+1) = 30.400</text:span></text:p>
            <text:p><text:span text:style-name="T4"/></text:p>
            <text:p><text:span text:style-name="T4">Substituting into [1]</text:span></text:p>
            <text:p><text:span text:style-name="T4"/></text:p>
            <text:p><text:span text:style-name="T4">R1 = 800 – R2 = 800 – 30.400 </text:span></text:p>
            <text:p><text:span text:style-name="T4"><text:s text:c="5"/></text:span><text:span text:style-name="T4">= 769.600</text:span></text:p>
          </draw:text-box>
        </draw:frame>
        <draw:frame draw:style-name="gr14" draw:text-style-name="P10" draw:layer="layout" svg:width="7.68cm" svg:height="10.465cm" svg:x="10.965cm" svg:y="9.335cm">
          <draw:text-box>
            <text:p><text:span text:style-name="T4">Want 10 ma current when down to 3 volts</text:span></text:p>
            <text:p><text:span text:style-name="T4">R = V/I <text:s/>= 3/.010 = 300 Ohms</text:span></text:p>
            <text:p><text:span text:style-name="T4"/></text:p>
            <text:p><text:span text:style-name="T4">R3 + R4 = 300 Ohms <text:s text:c="4"/>[3]</text:span></text:p>
            <text:p><text:span text:style-name="T4"/></text:p>
            <text:p><text:span text:style-name="T4">Want to divide top of scale down to .95</text:span></text:p>
            <text:p><text:span text:style-name="T4"/></text:p>
            <text:p><text:span text:style-name="T4">R3/R4 = (5.5 - .95) / .95 = 4.789</text:span></text:p>
            <text:p><text:span text:style-name="T4"><text:s text:c="5"/></text:span><text:span text:style-name="T4">R3 = R4 * 4.789 <text:s text:c="8"/>[4]</text:span></text:p>
            <text:p><text:span text:style-name="T4"/></text:p>
            <text:p><text:span text:style-name="T4">Substituting [4] into [3]...</text:span></text:p>
            <text:p><text:span text:style-name="T4"/></text:p>
            <text:p><text:span text:style-name="T4">R4 * 4.789 + R4 = 300</text:span></text:p>
            <text:p><text:span text:style-name="T4">R4 * (4.789 + 1) = 300</text:span></text:p>
            <text:p><text:span text:style-name="T4">R4 = 300/(4.789 + 1) = 51.82</text:span></text:p>
            <text:p><text:span text:style-name="T4"/></text:p>
            <text:p><text:span text:style-name="T4">Substituting into [3]</text:span></text:p>
            <text:p><text:span text:style-name="T4"/></text:p>
            <text:p><text:span text:style-name="T4">R3 = 300 – R4 = 300 – 51.82 </text:span></text:p>
            <text:p><text:span text:style-name="T4"><text:s text:c="5"/></text:span><text:span text:style-name="T4">= 248.18</text:span></text:p>
          </draw:text-box>
        </draw:frame>
        <draw:frame draw:style-name="gr14" draw:text-style-name="P10" draw:layer="layout" svg:width="7.68cm" svg:height="10.465cm" svg:x="19.295cm" svg:y="9.335cm">
          <draw:text-box>
            <text:p><text:span text:style-name="T4">Rsense value TBD. Hoping to select so that the voltage level presented to the ESP32 ADC is within range without a voltage divider.</text:span></text:p>
            <text:p><text:span text:style-name="T4"/></text:p>
            <text:p><text:span text:style-name="T4">References:</text:span></text:p>
            <text:p><text:span text:style-name="T4">-VIPower series User Manual, UM1693:</text:span></text:p>
            <text:p><text:span text:style-name="T4"/></text:p>
            <text:p><text:span text:style-name="T4">Figure 37 (showing use of ADC for current measurement, and locations of Rsense, 15K resistor, and 470pF capacitor)</text:span></text:p>
            <text:p><text:span text:style-name="T4"/></text:p>
            <text:p><text:span text:style-name="T4">Section 7, and 7.2.1 on how Multisense pin delivers a proportional current, but Rsense resistor converts it to a voltage</text:span></text:p>
            <text:p><text:span text:style-name="T4"/></text:p>
            <text:p><text:span text:style-name="T4">Sections 7.2.5 and 7.2.6 on how to calculate the value you need for Rsense</text:span></text:p>
            <text:p><text:span text:style-name="T4"/></text:p>
            <text:p><text:span text:style-name="T4">See also the comments in issue 196</text:span></text:p>
          </draw:text-box>
        </draw:frame>
        <draw:frame draw:style-name="gr5" draw:text-style-name="P8" draw:layer="layout" svg:width="13cm" svg:height="1.673cm" svg:x="7.205cm" svg:y="1.077cm">
          <draw:text-box>
            <text:p text:style-name="P7"><text:span text:style-name="T1"><text:s text:c="2"/></text:span><text:span text:style-name="T5">Voltage Divider Calculations for HexaFloorRide</text:span></text:p>
          </draw:text-box>
        </draw:frame>
        <draw:frame draw:style-name="gr15" draw:text-style-name="P12" draw:layer="layout" svg:width="6.18cm" svg:height="0.725cm" svg:x="19.7cm" svg:y="1.425cm">
          <draw:text-box>
            <text:p text:style-name="P11"><text:span text:style-name="T6">5V <text:s/>Current Measurement</text:span></text:p>
          </draw:text-box>
        </draw:frame>
        <draw:line draw:style-name="gr2" draw:text-style-name="P1" draw:layer="layout" svg:x1="23.51cm" svg:y1="2.875cm" svg:x2="26.007cm" svg:y2="2.875cm">
          <text:p/>
        </draw:line>
        <draw:line draw:style-name="gr2" draw:text-style-name="P1" draw:layer="layout" svg:x1="25.975cm" svg:y1="4.715cm" svg:x2="25.975cm" svg:y2="2.88cm">
          <text:p/>
        </draw:line>
        <draw:frame draw:style-name="gr7" draw:text-style-name="P13" draw:layer="layout" svg:width="1.68cm" svg:height="0.745cm" svg:x="21.605cm" svg:y="2.505cm">
          <draw:text-box>
            <text:p text:style-name="P3"><text:span text:style-name="T7">7050</text:span></text:p>
          </draw:text-box>
        </draw:frame>
        <draw:frame draw:style-name="gr16" draw:text-style-name="P4" draw:layer="layout" svg:width="1.465cm" svg:height="0.725cm" svg:x="22.199cm" svg:y="2.955cm">
          <draw:text-box>
            <text:p text:style-name="P3"><text:span text:style-name="T1"><text:s text:c="2"/></text:span><text:span text:style-name="T1">MS</text:span></text:p>
          </draw:text-box>
        </draw:frame>
        <draw:g>
          <draw:frame draw:style-name="gr7" draw:text-style-name="P14" draw:layer="layout" svg:width="1.496cm" svg:height="0.745cm" draw:transform="rotate (1.5707963267949) translate (22.754cm 5.726cm)">
            <draw:text-box>
              <text:p text:style-name="P7"><text:span text:style-name="T7">15K</text:span></text:p>
            </draw:text-box>
          </draw:frame>
          <draw:custom-shape draw:style-name="gr17" draw:text-style-name="P1" draw:layer="layout" svg:width="1.159cm" svg:height="0.545cm" draw:transform="rotate (1.5707963267949) translate (22.854cm 5.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8" draw:text-style-name="P14" draw:layer="layout" svg:width="1.951cm" svg:height="0.73cm" draw:transform="rotate (1.5707963267949) translate (21.479cm 6.5cm)">
            <draw:text-box>
              <text:p text:style-name="P7"><text:span text:style-name="T7">Rsense</text:span></text:p>
            </draw:text-box>
          </draw:frame>
          <draw:custom-shape draw:style-name="gr19" draw:text-style-name="P1" draw:layer="layout" svg:width="1.74cm" svg:height="0.545cm" draw:transform="rotate (1.5707963267949) translate (21.579cm 6.3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" draw:text-style-name="P1" draw:layer="layout" svg:x1="21.835cm" svg:y1="8.455cm" svg:x2="21.835cm" svg:y2="6.37cm">
          <text:p/>
        </draw:line>
        <draw:line draw:style-name="gr2" draw:text-style-name="P1" draw:layer="layout" svg:x1="21.851cm" svg:y1="4.145cm" svg:x2="23.09cm" svg:y2="4.145cm">
          <text:p/>
        </draw:line>
        <draw:line draw:style-name="gr2" draw:text-style-name="P1" draw:layer="layout" svg:x1="23.074cm" svg:y1="7.49cm" svg:x2="23.074cm" svg:y2="5.73cm">
          <text:p/>
        </draw:line>
        <draw:frame draw:style-name="gr20" draw:text-style-name="P14" draw:layer="layout" svg:width="2.03cm" svg:height="0.725cm" draw:transform="rotate (1.5707963267949) translate (22.163cm 8.185cm)">
          <draw:text-box>
            <text:p text:style-name="P7"><text:span text:style-name="T7">470 pF</text:span></text:p>
          </draw:text-box>
        </draw:frame>
        <draw:custom-shape draw:style-name="gr21" draw:text-style-name="P1" draw:layer="layout" svg:width="1.604cm" svg:height="0.556cm" draw:transform="rotate (1.5707963267949) translate (22.229cm 8.0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2.495cm" svg:y1="6.45cm" svg:x2="22.495cm" svg:y2="6.05cm">
          <text:p/>
        </draw:line>
        <draw:line draw:style-name="gr2" draw:text-style-name="P1" draw:layer="layout" svg:x1="22.466cm" svg:y1="6.065cm" svg:x2="23.091cm" svg:y2="6.065cm">
          <text:p/>
        </draw:line>
        <draw:line draw:style-name="gr2" draw:text-style-name="P1" draw:layer="layout" svg:x1="22.52cm" svg:y1="8.459cm" svg:x2="22.52cm" svg:y2="8.039cm">
          <text:p/>
        </draw:line>
        <draw:frame draw:style-name="gr6" draw:text-style-name="P4" draw:layer="layout" svg:width="1.465cm" svg:height="1.199cm" svg:x="20.168cm" svg:y="2.225cm">
          <draw:text-box>
            <text:p text:style-name="P3"><text:span text:style-name="T1"><text:s text:c="2"/></text:span><text:span text:style-name="T1">5V</text:span></text:p>
          </draw:text-box>
        </draw:frame>
        <draw:frame draw:style-name="gr6" draw:text-style-name="P4" draw:layer="layout" svg:width="1.465cm" svg:height="1.199cm" svg:x="22.997cm" svg:y="2.225cm">
          <draw:text-box>
            <text:p text:style-name="P3"><text:span text:style-name="T1"><text:s text:c="2"/></text:span><text:span text:style-name="T1">5V</text:span></text:p>
          </draw:text-box>
        </draw:frame>
        <draw:custom-shape draw:style-name="gr22" draw:text-style-name="P16" draw:layer="layout" svg:width="1.605cm" svg:height="1.075cm" svg:x="25.16cm" svg:y="4.725cm">
          <text:p text:style-name="P15"><text:span text:style-name="T1">5 Volt</text:span></text:p>
          <text:p text:style-name="P15"><text:span text:style-name="T1">Loa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_20_short" draw:display-name="Concave short" svg:viewBox="0 0 1131 754" svg:d="M566 0l-566 754 114-85 136-68 148-46 161-17 161 13 153 46 140 68 118 89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5T18:40:43.339000000</meta:creation-date>
    <dc:date>2022-06-22T17:18:52.484000000</dc:date>
    <meta:editing-duration>PT1H5M40S</meta:editing-duration>
    <meta:editing-cycles>7</meta:editing-cycles>
    <meta:generator>LibreOffice/7.2.7.2$Windows_X86_64 LibreOffice_project/8d71d29d553c0f7dcbfa38fbfda25ee34cce99a2</meta:generator>
    <meta:document-statistic meta:object-count="131"/>
  </office:meta>
</office:document-meta>
</file>